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sans-serif" svg:font-family="sans-serif"/>
  </office:font-face-decls>
  <office:automatic-styles>
    <style:style style:name="P1" style:family="paragraph" style:parent-style-name="Standard">
      <style:paragraph-properties fo:text-align="center" style:justify-single-word="false"/>
      <style:text-properties style:font-name="Times New Roman" fo:font-size="18pt" fo:language="zxx" fo:country="none" fo:font-weight="bold" officeooo:rsid="0000e4f5" officeooo:paragraph-rsid="0000e4f5" style:font-size-asian="18pt" style:language-asian="zxx" style:country-asian="none" style:font-weight-asian="bold" style:font-size-complex="18pt" style:language-complex="zxx" style:country-complex="none" style:font-weight-complex="bold"/>
    </style:style>
    <style:style style:name="P2" style:family="paragraph" style:parent-style-name="Standard">
      <style:paragraph-properties fo:text-align="start" style:justify-single-word="false"/>
      <style:text-properties style:font-name="Times New Roman" fo:font-size="14pt" style:rfc-language-tag="sr-Latn-RS" fo:language="sr" fo:script="Latn" fo:country="RS" fo:font-weight="normal" officeooo:rsid="0000e4f5" officeooo:paragraph-rsid="0000e4f5" style:font-size-asian="14pt" style:language-asian="zxx" style:country-asian="none" style:font-weight-asian="normal" style:font-size-complex="14pt" style:language-complex="zxx" style:country-complex="none" style:font-weight-complex="normal"/>
    </style:style>
    <style:style style:name="P3" style:family="paragraph" style:parent-style-name="Standard">
      <style:paragraph-properties fo:margin-top="0.0398in" fo:margin-bottom="0.0398in" style:contextual-spacing="false" fo:text-align="start" style:justify-single-word="false"/>
      <style:text-properties style:font-name="Times New Roman" fo:font-size="14pt" style:rfc-language-tag="sr-Latn-RS" fo:language="sr" fo:script="Latn" fo:country="RS" fo:font-weight="normal" officeooo:rsid="0000e4f5" officeooo:paragraph-rsid="0001d73c" style:font-size-asian="14pt" style:language-asian="zxx" style:country-asian="none" style:font-weight-asian="normal" style:font-size-complex="14pt" style:language-complex="zxx" style:country-complex="none" style:font-weight-complex="normal"/>
    </style:style>
    <style:style style:name="P4" style:family="paragraph" style:parent-style-name="Standard">
      <style:paragraph-properties fo:margin-top="0.0398in" fo:margin-bottom="0.0398in" style:contextual-spacing="false" fo:text-align="start" style:justify-single-word="false"/>
      <style:text-properties style:font-name="Times New Roman" fo:font-size="14pt" style:rfc-language-tag="sr-Latn-RS" fo:language="sr" fo:script="Latn" fo:country="RS" fo:font-weight="normal" officeooo:rsid="0000e4f5" officeooo:paragraph-rsid="0003e39f" style:font-size-asian="14pt" style:language-asian="zxx" style:country-asian="none" style:font-weight-asian="normal" style:font-size-complex="14pt" style:language-complex="zxx" style:country-complex="none" style:font-weight-complex="normal"/>
    </style:style>
    <style:style style:name="P5" style:family="paragraph" style:parent-style-name="Standard">
      <style:paragraph-properties fo:margin-top="0.0398in" fo:margin-bottom="0.0398in" style:contextual-spacing="false" fo:text-align="justify" style:justify-single-word="false"/>
      <style:text-properties style:font-name="Times New Roman" fo:font-size="14pt" style:rfc-language-tag="sr-Latn-RS" fo:language="sr" fo:script="Latn" fo:country="RS" fo:font-weight="normal" officeooo:rsid="0000e4f5" officeooo:paragraph-rsid="0001d73c" style:font-size-asian="14pt" style:language-asian="zxx" style:country-asian="none" style:font-weight-asian="normal" style:font-size-complex="14pt" style:language-complex="zxx" style:country-complex="none" style:font-weight-complex="normal"/>
    </style:style>
    <style:style style:name="P6" style:family="paragraph" style:parent-style-name="Standard">
      <style:paragraph-properties fo:margin-top="0.0398in" fo:margin-bottom="0.0398in" style:contextual-spacing="false" fo:text-align="justify" style:justify-single-word="false"/>
      <style:text-properties style:font-name="Times New Roman" fo:font-size="14pt" style:rfc-language-tag="sr-Latn-RS" fo:language="sr" fo:script="Latn" fo:country="RS" fo:font-weight="normal" officeooo:rsid="0000e4f5" officeooo:paragraph-rsid="0003e39f" style:font-size-asian="14pt" style:language-asian="zxx" style:country-asian="none" style:font-weight-asian="normal" style:font-size-complex="14pt" style:language-complex="zxx" style:country-complex="none" style:font-weight-complex="normal"/>
    </style:style>
    <style:style style:name="P7" style:family="paragraph" style:parent-style-name="Standard">
      <style:paragraph-properties fo:margin-top="0.0398in" fo:margin-bottom="0.0398in" style:contextual-spacing="false" fo:text-align="justify" style:justify-single-word="false"/>
      <style:text-properties style:font-name="Times New Roman" fo:font-size="14pt" style:rfc-language-tag="sr-Latn-RS" fo:language="sr" fo:script="Latn" fo:country="RS" fo:font-weight="normal" officeooo:rsid="0000e4f5" officeooo:paragraph-rsid="0010584c" style:font-size-asian="14pt" style:language-asian="zxx" style:country-asian="none" style:font-weight-asian="normal" style:font-size-complex="14pt" style:language-complex="zxx" style:country-complex="none" style:font-weight-complex="normal"/>
    </style:style>
    <style:style style:name="P8" style:family="paragraph" style:parent-style-name="Standard">
      <style:paragraph-properties fo:text-align="center" style:justify-single-word="false"/>
      <style:text-properties style:font-name="Times New Roman" fo:font-size="16pt" fo:language="zxx" fo:country="none" fo:font-style="italic" style:text-underline-style="solid" style:text-underline-width="auto" style:text-underline-color="font-color" fo:font-weight="normal" officeooo:rsid="000875bd" officeooo:paragraph-rsid="000875bd" style:font-size-asian="16pt" style:language-asian="zxx" style:country-asian="none" style:font-style-asian="italic" style:font-weight-asian="normal" style:font-size-complex="16pt" style:language-complex="zxx" style:country-complex="none" style:font-style-complex="italic" style:font-weight-complex="normal"/>
    </style:style>
    <style:style style:name="P9" style:family="paragraph" style:parent-style-name="Standard" style:list-style-name="L2">
      <style:paragraph-properties fo:text-align="start" style:justify-single-word="false"/>
      <style:text-properties officeooo:paragraph-rsid="0000e4f5"/>
    </style:style>
    <style:style style:name="P10" style:family="paragraph" style:parent-style-name="Standard" style:list-style-name="L2">
      <style:paragraph-properties fo:margin-top="0.0791in" fo:margin-bottom="0.0791in" style:contextual-spacing="false" fo:text-align="start" style:justify-single-word="false"/>
      <style:text-properties officeooo:paragraph-rsid="0000e4f5"/>
    </style:style>
    <style:style style:name="T1" style:family="text">
      <style:text-properties fo:font-size="14pt" style:rfc-language-tag="sr-Latn-RS" fo:language="sr" fo:script="Latn" fo:country="RS" fo:font-weight="normal" style:font-size-asian="14pt" style:font-weight-asian="normal" style:font-size-complex="14pt" style:font-weight-complex="normal"/>
    </style:style>
    <style:style style:name="T2" style:family="text">
      <style:text-properties style:font-name="Times New Roman" fo:font-size="14pt" style:rfc-language-tag="sr-Latn-RS" fo:language="sr" fo:script="Latn" fo:country="RS" fo:font-weight="normal" officeooo:rsid="0000e4f5" style:font-size-asian="14pt" style:language-asian="zxx" style:country-asian="none" style:font-weight-asian="normal" style:font-size-complex="14pt" style:language-complex="zxx" style:country-complex="none" style:font-weight-complex="normal"/>
    </style:style>
    <style:style style:name="T3" style:family="text">
      <style:text-properties officeooo:rsid="0001bbe7"/>
    </style:style>
    <style:style style:name="T4" style:family="text">
      <style:text-properties officeooo:rsid="0001d73c"/>
    </style:style>
    <style:style style:name="T5" style:family="text">
      <style:text-properties officeooo:rsid="000210dc"/>
    </style:style>
    <style:style style:name="T6" style:family="text">
      <style:text-properties fo:font-style="italic" officeooo:rsid="000210dc" style:font-style-asian="italic" style:font-style-complex="italic"/>
    </style:style>
    <style:style style:name="T7" style:family="text">
      <style:text-properties fo:font-style="italic" officeooo:rsid="00098e2e" style:font-style-asian="italic" style:font-style-complex="italic"/>
    </style:style>
    <style:style style:name="T8" style:family="text">
      <style:text-properties fo:font-style="italic" officeooo:rsid="000f1dba" style:font-style-asian="italic" style:font-style-complex="italic"/>
    </style:style>
    <style:style style:name="T9" style:family="text">
      <style:text-properties officeooo:rsid="00034352"/>
    </style:style>
    <style:style style:name="T10" style:family="text">
      <style:text-properties officeooo:rsid="0003e39f"/>
    </style:style>
    <style:style style:name="T11" style:family="text">
      <style:text-properties officeooo:rsid="00065f05"/>
    </style:style>
    <style:style style:name="T12" style:family="text">
      <style:text-properties officeooo:rsid="0007a699"/>
    </style:style>
    <style:style style:name="T13" style:family="text">
      <style:text-properties style:rfc-language-tag="sr-Latn-RS" fo:language="sr" fo:script="Latn" fo:country="RS"/>
    </style:style>
    <style:style style:name="T14" style:family="text">
      <style:text-properties officeooo:rsid="00095d9a"/>
    </style:style>
    <style:style style:name="T15" style:family="text">
      <style:text-properties fo:font-style="normal" officeooo:rsid="000ab16d" style:font-style-asian="normal" style:font-style-complex="normal"/>
    </style:style>
    <style:style style:name="T16" style:family="text">
      <style:text-properties fo:font-style="normal" officeooo:rsid="000adf55" style:font-style-asian="normal" style:font-style-complex="normal"/>
    </style:style>
    <style:style style:name="T17" style:family="text">
      <style:text-properties fo:font-style="normal" officeooo:rsid="000c2638" style:font-style-asian="normal" style:font-style-complex="normal"/>
    </style:style>
    <style:style style:name="T18" style:family="text">
      <style:text-properties fo:font-style="normal" officeooo:rsid="000d3fcd" style:font-style-asian="normal" style:font-style-complex="normal"/>
    </style:style>
    <style:style style:name="T19" style:family="text">
      <style:text-properties fo:font-style="normal" officeooo:rsid="000d85d5" style:font-style-asian="normal" style:font-style-complex="normal"/>
    </style:style>
    <style:style style:name="T20" style:family="text">
      <style:text-properties fo:font-style="normal" officeooo:rsid="000dd457" style:font-style-asian="normal" style:font-style-complex="normal"/>
    </style:style>
    <style:style style:name="T21" style:family="text">
      <style:text-properties fo:font-style="normal" officeooo:rsid="000eaeb8" style:font-style-asian="normal" style:font-style-complex="normal"/>
    </style:style>
    <style:style style:name="T22" style:family="text">
      <style:text-properties fo:font-style="normal" officeooo:rsid="000f1dba" style:font-style-asian="normal" style:font-style-complex="normal"/>
    </style:style>
    <style:style style:name="T23" style:family="text">
      <style:text-properties fo:font-style="normal" officeooo:rsid="00100c7d" style:font-style-asian="normal" style:font-style-complex="normal"/>
    </style:style>
    <style:style style:name="T24" style:family="text">
      <style:text-properties fo:font-style="normal" officeooo:rsid="0010584c" style:font-style-asian="normal" style:font-style-complex="normal"/>
    </style:style>
    <style:style style:name="T25" style:family="text">
      <style:text-properties fo:font-style="normal" officeooo:rsid="00095d9a" style:font-style-asian="normal" style:font-style-complex="normal"/>
    </style:style>
    <style:style style:name="T26" style:family="text">
      <style:text-properties officeooo:rsid="00098e2e"/>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MANUELNA FOTOGRAFIJA</text:p>
      <text:p text:style-name="P1"><text:span text:style-name="T1"/></text:p>
      <text:p text:style-name="P1"><text:span text:style-name="T1"/></text:p>
      <text:p text:style-name="P8"><text:span text:style-name="T13">tim 21</text:span></text:p>
      <text:p text:style-name="P1"><text:span text:style-name="T1"/></text:p>
      <text:p text:style-name="P1"><text:span text:style-name="T1"/></text:p>
      <text:list xml:id="list35725472" text:style-name="L2">
        <text:list-header>
          <text:p text:style-name="P9"><text:span text:style-name="T2">Članovi tima:</text:span></text:p>
          <text:list>
            <text:list-header>
              <text:p text:style-name="P10"><text:span text:style-name="T2">Luka Stanković</text:span></text:p>
            </text:list-header>
          </text:list>
        </text:list-header>
      </text:list>
      <text:p text:style-name="P2"/>
      <text:p text:style-name="P2"/>
      <text:p text:style-name="P5"><text:tab/><text:span text:style-name="T3">Manuelna Fotografija je aplikacija namenjena bilo kome. Ona korisniku omogućuje da bez ikakvog znanja podesi bilo koju vrstu manuelnog foto-aparata i napravi fotografiju po svojoj želji. </text:span><text:span text:style-name="T4">Korisnik na jednostavan način unosi</text:span><text:span text:style-name="T3"> </text:span><text:span text:style-name="T4">opisne parametre vezane za uslove u kojima fotograviše, a na izlazu dobija konkretna podešavanja za svoj uredjaj koja može da primeni da napravi sliku.</text:span></text:p>
      <text:p text:style-name="P3"/>
      <text:p text:style-name="P5"><text:tab/><text:span text:style-name="T5">Izlazni parametri aplikacije predstavljaju osnovne parametre podešavanja Foto-aparata. Oni su ISO, Otvorenost blende (</text:span><text:span text:style-name="T6">aperture</text:span><text:span text:style-name="T5">) i brzina okidača (</text:span><text:span text:style-name="T6">shutter speed</text:span><text:span text:style-name="T5">).</text:span></text:p>
      <text:p text:style-name="P4"><text:tab/></text:p>
      <text:p text:style-name="P6"><text:span text:style-name="T5"><text:tab/>ISO je mera koja se odnosi na osetljivost senzora foto-aparata (ili filma) na svetlost. Na digitalnim foto-aparatima ISO može biti podešen u skladu sa mogućnostima uređaja. Ako korisnik pak koristi film, taj film ima odredjenu osetljivost na svetlost koja je fiksna, ali se može izraziti u istoj meri. </text:span><text:span text:style-name="T9">U tom slučaju jedino je moguće manipulasati nad preostala dva podešavanja. ISO se izražava u okruglim brojevima koji se najčešće dupliraju povećavanjem, a polove smanjivanjem. Tako na primer njegove vrednosti mogu biti: 100, 200, 400, 800, 1600, 3200, 6400... Kako je opseg specifičan uređaju, </text:span><text:span text:style-name="T10">to je jedno od podešavanja koje korisnik unosi pri kreiranju podešavanja za novi uređaj. Takođe je moguće promeniti ova podešavanju u za vreme korišćenja. Aplikacija će u skladu sa okolnostima davati podešavanja koja su u skladu sa mogućnostima određenog uređaja.</text:span></text:p>
      <text:p text:style-name="P6"><text:tab/><text:span text:style-name="T11">Mala vrednost ISA označava manju osetljivost senzora, te takve vrednosti koristimo pri boljem osvetljenju. Visoke vrednosti se sa druge strane koriste pri lošijem osvetljenju, kako bi sama fotografija bila bolje osvetljena. </text:span><text:span text:style-name="T12">Osvetljenost nije jedina promena vezana za ovaj paramerar. Povecavanje vrednosti takođe rezultuje i manjem kvalitetu slike. Naime pri velikim vrednostima na slici se pojavljuju sitne nepravilnosti poznatije kao šum. Zbog toga najčešće fotografiju pokušavamo da osvetlimo na neki drugi način, a ISO se trudimo da držimo što niže.</text:span></text:p>
      <text:p text:style-name="P4"/>
      <text:p text:style-name="P4"/>
      <text:p text:style-name="P6"><text:soft-page-break/><text:tab/><text:span text:style-name="T14">Otvorenost blende predstavlja otvorenost objektiva pri pravljenju fotografije. Veća otvorenost doprinosti više osvetljenom fotografijama dok manja osvetljenost doprinosi manje osvetljenoj fotografiji. Otvorenost blende se izražava u sa malim slovom f uz koga stoji kosa crta kao i decimalni zapis broja. Na primer može izgledati ovako: <text:s/>f/1.4, f/2.8, f/16, f/22... </text:span><text:span text:style-name="T26">Što je broj u pitanju manji, to je otvorenost blenda veća i </text:span><text:span text:style-name="T7">vice versa. </text:span><text:span text:style-name="T15">I ovo podešavanje ima dodatnih uticaja na fotografiju. Pri manjoj otvorenosti veći je opseg udaljenosti predmeta od fotoaparata a pri kojoj su isti u fokusu. To čini otvorenost blende podešavanjem koje zavisi kako od uslova fotografijsanja tako i od određene želje korisnika </text:span><text:span text:style-name="T16">kojih je unos takođe obezbeđen i to na maksimalno jednostavan način.</text:span></text:p>
      <text:p text:style-name="P7"><text:span text:style-name="T16"><text:tab/>Recimo da korisnik želi da slika predmet tako da isti bude u centru pažnje. U toj situaciji želeli bismo da </text:span><text:span text:style-name="T17">otvorenost blende bude što veća kako bi samo taj predmet bio u fokusu i na taj način se izdvojio iz pozadine </text:span><text:span text:style-name="T24">(npr.</text:span><text:span text:style-name="T25"> f/1.4, f/2.8,</text:span><text:span text:style-name="T24">)</text:span><text:span text:style-name="T17">. Sa druge strane, ako je korisniku potrebno da stvari koje su na razčičitim udaljenostima od njega budu u fokusu na istoj fotografiji, biće mu preporučeno da otvorenost blende bude manja </text:span><text:span text:style-name="T24">(npr. </text:span><text:span text:style-name="T25">f/16, f/22</text:span><text:span text:style-name="T24">)</text:span><text:span text:style-name="T17">.</text:span></text:p>
      <text:p text:style-name="P4"><text:span text:style-name="T17"/></text:p>
      <text:p text:style-name="P6"><text:span text:style-name="T17"><text:tab/></text:span><text:span text:style-name="T18">Brzina okidača predstavlja vremensku odrednicu najčešće izraženu u sekundama tj. fraktalima sekunde. To je trajanja koliko je senzor fotografije izložen svetlosti pri okidanju. Vrenosti brzine okidača najčešće izgledaju ovako: 1/2000, 1/100, 1/8, 4, 16. Na nekim uređajima je čak moguće i ovo podešavanje čak i potpuno ručno primeniti (prvi klik otvara blendu dok drugi zatvara). </text:span><text:span text:style-name="T19">Veća brzina okidača rezultuje manje osvetljenom fotografijom koja je oštrija, dok manja brzina okidača rezultuje svetlijom ali takođe mutnijom fotografijom.</text:span></text:p>
      <text:p text:style-name="P6"><text:span text:style-name="T19"><text:tab/>Ovo je podešavanje koje se najčešće koristi za manipulisanje osvetljeno</text:span><text:span text:style-name="T21">šću</text:span><text:span text:style-name="T19"> fotografije. </text:span><text:span text:style-name="T20">Ali osim uslova u trenutku, takođe je bitno uračunati pomeranje mete tj. subjekta fotografisanja ili </text:span><text:span text:style-name="T22">čak</text:span><text:span text:style-name="T20"> samog aparata. </text:span><text:span text:style-name="T22">U slučaju da se subjekt kreće moramo težiti što većoj brzini okidača koja bi rezultovala čistijom slikom. (Npr. korisnik slika sportski događaj ili možda životinje u pokretu.</text:span></text:p>
      <text:p text:style-name="P4"><text:span text:style-name="T22"/></text:p>
      <text:p text:style-name="P6"><text:span text:style-name="T22"><text:tab/>Pri početku sesije korišćenja aplikacije korisnik unosi inicijalne parametre prolazeći kroz </text:span><text:span text:style-name="T8">wizard. </text:span><text:span text:style-name="T23">Ovi paramatri se svode na uslove pravljenja fotografije. Vremenske uslove, pokretanje mete, a takođe i na želje korisnika, da li želi da zamuti pozadinu ili da određeni ton fotografiji. Ovo se unosi korišćenjem dugmadi i „slajdera“.</text:span></text:p>
      <text:p text:style-name="P4"><text:span text:style-name="T23"><text:tab/>U toku korišćenja aplikacije korisnik unosi rezltate dobijenih fotografija </text:span><text:span text:style-name="T24">i koriguje parametre po želji i potrebama. Dakle omogućen je jednostavan interfejs preko kog on unosi informacije da je slika malo ili mnogo osvetljena, da je meta mutna ili da je šum prevelik. Aplikacija odmah uvrštava nove informacije i koriguje izlazne parametre u skladu sa njima.</text:span></text:p>
      <text:p text:style-name="P4"><text:span text:style-name="T24"><text:tab/>Korisnik na ovaj način dolazi do savršene fotografij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07T22:35:16.426000000</meta:creation-date>
    <dc:date>2023-05-07T23:58:00.093000000</dc:date>
    <meta:editing-duration>PT1H2M13S</meta:editing-duration>
    <meta:editing-cycles>23</meta:editing-cycles>
    <meta:generator>LibreOffice/7.3.2.2$Windows_X86_64 LibreOffice_project/49f2b1bff42cfccbd8f788c8dc32c1c309559be0</meta:generator>
    <meta:document-statistic meta:table-count="0" meta:image-count="0" meta:object-count="0" meta:page-count="2" meta:paragraph-count="16" meta:word-count="730" meta:character-count="4899" meta:non-whitespace-character-count="4173"/>
  </office:meta>
</office:document-meta>
</file>